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1.115cm" svg:height="12.405cm" svg:x="4.129cm" svg:y="1.248cm">
            <draw:object draw:notify-on-update-of-ranges="resultatFinal.A1:resultatFinal.A446 resultatFinal.B1:resultatFinal.B446 resultatFinal.C1:resultatFinal.C4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361" calcext:value-type="float">
            <text:p>361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4:57:52.656537354</dc:date>
    <meta:editing-duration>PT6M37S</meta:editing-duration>
    <meta:editing-cycles>1</meta:editing-cycles>
    <meta:document-statistic meta:table-count="2" meta:cell-count="1338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6cm" svg:height="12.406cm" xlink:href=".." xlink:type="simple" chart:class="chart:line" chart:style-name="ch1">
        <chart:legend chart:legend-position="end" svg:x="18.184cm" svg:y="5.655cm" style:legend-expansion="high" chart:style-name="ch2"/>
        <chart:plot-area chart:style-name="ch3" table:cell-range-address="resultatFinal.A1:resultatFinal.C446" chart:data-source-has-labels="column" svg:x="0.422cm" svg:y="0.248cm" svg:width="17.34cm" svg:height="11.91cm">
          <chartooo:coordinate-region svg:x="1.229cm" svg:y="0.447cm" svg:width="16.533cm" svg:height="10.787cm"/>
          <chart:axis chart:dimension="x" chart:name="primary-x" chart:style-name="ch4" chartooo:axis-type="auto">
            <chartooo:date-scale/>
            <chart:categories table:cell-range-address="resultatFinal.A1:resultatFinal.A4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446" chart:class="chart:line">
            <chart:data-point chart:repeated="446"/>
          </chart:series>
          <chart:series chart:style-name="ch7" chart:values-cell-range-address="resultatFinal.C1:resultatFinal.C446" chart:class="chart:line">
            <chart:data-point chart:repeated="4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446</svg:desc>
                </draw:g>
              </table:table-cell>
              <table:table-cell office:value-type="float" office:value="1">
                <text:p>1</text:p>
                <draw:g>
                  <svg:desc>resultatFinal.B1:resultatFinal.B446</svg:desc>
                </draw:g>
              </table:table-cell>
              <table:table-cell office:value-type="float" office:value="1">
                <text:p>1</text:p>
                <draw:g>
                  <svg:desc>resultatFinal.C1:resultatFinal.C446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74">
                <text:p>3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